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d31e65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dabd71" officeooo:paragraph-rsid="43dab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010101"/>
    </style:style>
    <style:style style:name="T2" style:family="text">
      <style:text-properties style:use-window-font-color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54876742" text:style-name="L1">
        <text:list-item>
          <text:p text:style-name="P2"><text:bookmark-start text:name="了凡四訓"/>了凡四訓<text:bookmark-end text:name="了凡四訓"/></text:p>
          <text:list>
            <text:list-item>
              <text:p text:style-name="P3">立命。<text:span text:style-name="T1">（人的命運 是 可以倚靠 自己 創造、改變）</text:span></text:p>
            </text:list-item>
            <text:list-item>
              <text:p text:style-name="P2"><text:span text:style-name="T2">改過</text:span>。</text:p>
            </text:list-item>
            <text:list-item>
              <text:p text:style-name="P2">積善。</text:p>
            </text:list-item>
            <text:list-item>
              <text:p text:style-name="P2">謙德。<text:span text:style-name="T1">（與人相處 要 謙虛、學習）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10-27T18:10:21.517000000</dc:date>
    <meta:editing-duration>P17DT19H20M27S</meta:editing-duration>
    <meta:editing-cycles>16071</meta:editing-cycles>
    <meta:document-statistic meta:table-count="0" meta:image-count="0" meta:object-count="0" meta:page-count="1" meta:paragraph-count="5" meta:word-count="51" meta:character-count="62" meta:non-whitespace-character-count="56"/>
  </office:meta>
</office:document-meta>
</file>